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32b443"/>
    </style:style>
    <style:style style:name="P2" style:family="paragraph" style:parent-style-name="Heading_20_1">
      <style:paragraph-properties fo:break-before="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start text:name="__RefHeading___Toc4515_1072782762"/>Havana da Década de 1950:<text:line-break/>Exploração Sexual Imperialista<text:bookmark-end text:name="__RefHeading___Toc4515_1072782762"/></text:h>
      <text:p text:style-name="First_20_line_20_indent"/>
      <text:p text:style-name="First_20_line_20_indent">Durante 450 anos da história de Cuba, a organização social e regulação estatal dos sexos, da expressão de gênero e das sexualidades (como acontece com todos os povos ocupados e colonizados) ficou subordinada aos brutais sistemas de exploração dos agricultores donos de terras, dos patrões capitalistas e dos imperialistas do capitalismo financeiro.</text:p>
      <text:p text:style-name="First_20_line_20_indent">Na metade do século XX, a pobreza que assolava a ilha era o subproduto do processo imperialista de converter a economia em plantações de cana-de-açúcar e frutas cítricas e minas de níquel, que algemou a população de trabalhadores rurais ao trabalho na terra.</text:p>
      <text:p text:style-name="First_20_line_20_indent">Para aqueles que cortavam cana de sol a sol, Havana exercia uma atração gravitacional. À altura da década de 1950, a promessa de trabalho atraiu centenas de milhares de trabalhadores rurais empobrecidos de todas as sexualidades, gêneros e sexos para a capital urbana, a maior cidade da ilha.</text:p>
      <text:p text:style-name="First_20_line_20_indent">Muitas dezenas de milhares de habitantes de vilas e cidades rurais perdiam sua privacidade e eram colocados em posição de vulnerabilidade pública devido à sexualidade ou expressão de gênero. Já em Havana, eles encontraram empregos. Chefes capitalistas do crime organizado tinham um diretorado multifacetado com esquemas de grande escala de prostituição, turismo, jogos de azar e distribuição de drogas na capital.</text:p>
      <text:p text:style-name="First_20_line_20_indent">In the 1950s, McCarthyite repression in the U.S. — including the puritanical purges and state repression carried out under the banner of fighting a “Lavender Menace” — spurred the expansion of this lucrative offshore capitalist sex-drugs-gambling industry in Havana for the rich and powerful to escape the U.S. Cold War climate.</text:p>
      <text:p text:style-name="First_20_line_20_indent">“Not surprisingly, then,” researchers Lourdes Arguelles and B. Ruby Rich stressed, “Cuban homosexuals had preferential hiring treatment in the Havana tourist sector in order to meet the demands” of U.S. businessmen and military brass.</text:p>
      <text:p text:style-name="First_20_line_20_indent">Arguelles e Rich publicaram seu relatório com extensas pesquisas, sob o título "Homosexuality, Homophobia, and Revolution: Notes Toward an Understanding of the Cuban Lesbian and Gay Male Experience" (Homossexualidade, Homofobia e Revolução: Notas para uma compreensão da experiência de lésbicas e gays em Cuba) no verão de 1984. </text:p>
      <text:p text:style-name="First_20_line_20_indent">As duas pesquisadoras complementam que a indústria de prostituição ilegal também foi criada para os patriarcas e herdeiros da elite cubana, que buscavam jovens e adultos femininos mas com corpo masculino.</text:p>
      <text:p text:style-name="First_20_line_20_indent">Nas cidades e vilas, a sexualidade, o gênero e a organização dos sexos serviam aos patriarcas agricultores; na capital urbana, eles foram empregados a serviço das necessidades dos patriarcas da escravidão assalariada capitalista.</text:p>
      <text:p text:style-name="First_20_line_20_indent">Arguelles e Rich explicam: "Mesmo na Havana da década de 1950, a vida cotidiana não era fácil para os homossexuais das classes trabalhadora e pequeno-burguesa. O desemprego era alto e vinha aumentando constantemente ao longo da década. A escassez de empregos produtivos exigia uma vida uma vida ocupacional firmemente dentro do armário. Para todas as mulheres, e especialmente as lésbicas, o trabalho quase que invariavelmente envolvia assédios sexuais constantes.</text:p>
      <text:p text:style-name="First_20_line_20_indent">Homens que faziam sexo com homens e mulheres que faziam sexo com mulheres foram pegos na rede da economia ilegal.</text:p>
      <text:p text:style-name="First_20_line_20_indent">Arguelles e Rich notam: "Fora das realidades profissionais, as pressões sociais empurraram milhares de homossexuais da pré-revolução para esse submundo. Mesmo homossexuais como estudantes (Que frequentavam outros ambientes) foram integrados a essa subcultura através dos bares que eles frequentavam: o St. Michel, o Dirty Dick, El Gato Tuerto." A maioria desses bares pertencia a sindicatos do crime.</text:p>
      <text:p text:style-name="First_20_line_20_indent">As pesquisadoras enfatizam: "Porém, a commodificação do desejo homossexual no submundo de Havana e no submundo homossexual burguês na era pré-revolução não produziu uma tolerância relevante dos estilos de vida homossexuais nas arenas sociais maiores.</text:p>
      <text:p text:style-name="First_20_line_20_indent">"Se as sanções legais e perseguições oficiais eram raras," explicam Arguelles e Rich, "essa tolerância tinha menos a ver com aceitação social e mais com a supremacia do lucro e dos interesses econômicos do submundo que dominava o aparato político cubano."</text:p>
      <text:p text:style-name="First_20_line_20_indent">"A estrutura consumidora do submundo de Havana nunca gerou uma "cultura gay" ou "sensibilidade gay", nem mesmo em termos estritamente comerciais, devido ao seu isolamento da vida social cotidiana e ao grau de culpa e ódio de si que seus integrantes sentiam.</text:p>
      <text:p text:style-name="P1">Arguelles e Rich concluem que a Santeria (práticas e crenças religiosas afro-cubanas que desafiam os sistemas de sexualidade e sexo/gênero impostos pelo colonialismo e pelo imperialismo) se tornou uma "forma popular de transcendência de gênero para muitos homens e mulheres homossexuais de Cub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Havana da Década de 1950: Exploração Sexual Imperialista</dc:title>
    <dc:date>2023-04-18T14:06:43.878421353</dc:date>
    <dc:creator>Daniel Garcia</dc:creator>
    <meta:editing-duration>P0D</meta:editing-duration>
    <meta:editing-cycles>1</meta:editing-cycles>
    <meta:document-statistic meta:table-count="0" meta:image-count="0" meta:object-count="0" meta:paragraph-count="17" meta:word-count="643" meta:character-count="4359" meta:non-whitespace-character-count="3727"/>
    <meta:generator>LibreOffice/7.5.1.2$Linux_X86_64 LibreOffice_project/50$Build-2</meta:generator>
    <meta:template xlink:type="simple" xlink:actuate="onRequest" xlink:title="" xlink:href="../cubabook.odm" meta:date="2023-04-18T14:08:43.635714652"/>
  </office:meta>
</office:document-meta>
</file>